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4.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17cm" fo:min-width="6.19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1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16cm" fo:min-width="6.19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3cm" svg:height="1.4cm" svg:x="14.3cm" svg:y="2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692cm" svg:height="1.467cm" svg:x="7cm" svg:y="1.1cm">
          <text:p text:style-name="P2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3.692cm" svg:y1="1.833cm" svg:x2="13.692cm" svg:y2="1.833cm" draw:start-shape="id1" draw:end-shape="id1" svg:d="M13692 1833z" svg:viewBox="0 0 1 1">
          <text:p/>
        </draw:connector>
        <draw:frame draw:style-name="gr4" draw:text-style-name="P4" draw:layer="layout" svg:width="5.958cm" svg:height="0.721cm" svg:x="7.275cm" svg:y="1.192cm">
          <draw:text-box>
            <text:p text:style-name="P3"><text:span text:style-name="T1">&lt;&lt;navigation class&gt;&gt;</text:span></text:p>
          </draw:text-box>
        </draw:frame>
        <draw:frame draw:style-name="gr4" draw:text-style-name="P4" draw:layer="layout" svg:width="5.958cm" svg:height="0.721cm" svg:x="7.275cm" svg:y="1.834cm">
          <draw:text-box>
            <text:p text:style-name="P3"><text:span text:style-name="T1">Camada 1</text:span></text:p>
          </draw:text-box>
        </draw:frame>
        <draw:custom-shape draw:style-name="gr5" draw:text-style-name="P1" xml:id="id2" draw:id="id2" draw:layer="layout" svg:width="6.692cm" svg:height="1.466cm" svg:x="7cm" svg:y="4.76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.346cm" svg:y1="4.767cm" svg:x2="10.346cm" svg:y2="2.567cm" draw:start-shape="id2" draw:start-glue-point="0" draw:end-shape="id1" draw:end-glue-point="2" svg:d="M10346 4767v-2200" svg:viewBox="0 0 1 2201">
          <text:p/>
        </draw:connector>
        <draw:frame draw:style-name="gr4" draw:text-style-name="P4" draw:layer="layout" svg:width="5.958cm" svg:height="0.721cm" svg:x="7.275cm" svg:y="4.859cm">
          <draw:text-box>
            <text:p text:style-name="P3"><text:span text:style-name="T1">&lt;&lt;home&gt;&gt;</text:span></text:p>
          </draw:text-box>
        </draw:frame>
        <draw:frame draw:style-name="gr7" draw:text-style-name="P4" draw:layer="layout" svg:width="2.592cm" svg:height="1.191cm" svg:x="10.208cm" svg:y="3.667cm">
          <draw:text-box>
            <text:p text:style-name="P3"><text:span text:style-name="T1">InfoAreaTI</text:span></text:p>
          </draw:text-box>
        </draw:frame>
        <draw:frame draw:style-name="gr4" draw:text-style-name="P4" draw:layer="layout" svg:width="5.958cm" svg:height="0.721cm" svg:x="7.275cm" svg:y="5.502cm">
          <draw:text-box>
            <text:p text:style-name="P3"><text:span text:style-name="T1">Página Inicial</text:span></text:p>
          </draw:text-box>
        </draw:frame>
        <draw:custom-shape draw:style-name="gr2" draw:text-style-name="P1" xml:id="id3" draw:id="id3" draw:layer="layout" svg:width="6.692cm" svg:height="1.467cm" svg:x="7cm" svg:y="8.433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.346cm" svg:y1="8.433cm" svg:x2="10.346cm" svg:y2="6.233cm" draw:start-shape="id3" draw:start-glue-point="0" svg:d="M10346 8433v-2200" svg:viewBox="0 0 1 2201">
          <text:p/>
        </draw:connector>
        <draw:frame draw:style-name="gr4" draw:text-style-name="P4" draw:layer="layout" svg:width="5.958cm" svg:height="0.721cm" svg:x="7.275cm" svg:y="8.436cm">
          <draw:text-box>
            <text:p text:style-name="P3"><text:span text:style-name="T1">&lt;&lt;index&gt;&gt;</text:span></text:p>
          </draw:text-box>
        </draw:frame>
        <draw:frame draw:style-name="gr4" draw:text-style-name="P4" draw:layer="layout" svg:width="5.958cm" svg:height="0.721cm" svg:x="7.275cm" svg:y="9.079cm">
          <draw:text-box>
            <text:p text:style-name="P3"><text:span text:style-name="T1">Acessar camada 2</text:span></text:p>
          </draw:text-box>
        </draw:frame>
        <draw:frame draw:style-name="gr7" draw:text-style-name="P4" draw:layer="layout" svg:width="6.092cm" svg:height="1.191cm" svg:x="10.208cm" svg:y="7.334cm">
          <draw:text-box>
            <text:p text:style-name="P3"><text:span text:style-name="T1">acessoParaProximaCamada</text:span></text:p>
          </draw:text-box>
        </draw:frame>
        <draw:custom-shape draw:style-name="gr2" draw:text-style-name="P1" xml:id="id4" draw:id="id4" draw:layer="layout" svg:width="6.692cm" svg:height="1.467cm" svg:x="7cm" svg:y="12.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3.692cm" svg:y1="12.833cm" svg:x2="13.692cm" svg:y2="12.833cm" draw:start-shape="id4" draw:end-shape="id4" svg:d="M13692 12833z" svg:viewBox="0 0 1 1">
          <text:p/>
        </draw:connector>
        <draw:frame draw:style-name="gr4" draw:text-style-name="P4" draw:layer="layout" svg:width="5.958cm" svg:height="0.721cm" svg:x="7.275cm" svg:y="12.192cm">
          <draw:text-box>
            <text:p text:style-name="P3"><text:span text:style-name="T1">&lt;&lt;navigation class&gt;&gt;</text:span></text:p>
          </draw:text-box>
        </draw:frame>
        <draw:frame draw:style-name="gr4" draw:text-style-name="P4" draw:layer="layout" svg:width="5.958cm" svg:height="0.721cm" svg:x="7.275cm" svg:y="12.834cm">
          <draw:text-box>
            <text:p text:style-name="P3"><text:span text:style-name="T1">Camada 2</text:span></text:p>
          </draw:text-box>
        </draw:frame>
        <draw:custom-shape draw:style-name="gr5" draw:text-style-name="P1" xml:id="id5" draw:id="id5" draw:layer="layout" svg:width="6.692cm" svg:height="1.466cm" svg:x="7cm" svg:y="15.76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.346cm" svg:y1="15.767cm" svg:x2="10.346cm" svg:y2="13.567cm" draw:start-shape="id5" draw:start-glue-point="0" draw:end-shape="id4" draw:end-glue-point="2" svg:d="M10346 15767v-2200" svg:viewBox="0 0 1 2201">
          <text:p/>
        </draw:connector>
        <draw:frame draw:style-name="gr4" draw:text-style-name="P4" draw:layer="layout" svg:width="5.958cm" svg:height="0.721cm" svg:x="7.275cm" svg:y="16.502cm">
          <draw:text-box>
            <text:p text:style-name="P3"><text:span text:style-name="T1">Página Camada 2</text:span></text:p>
          </draw:text-box>
        </draw:frame>
        <draw:custom-shape draw:style-name="gr2" draw:text-style-name="P1" xml:id="id6" draw:id="id6" draw:layer="layout" svg:width="6.692cm" svg:height="1.467cm" svg:x="7cm" svg:y="19.433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.346cm" svg:y1="19.433cm" svg:x2="10.346cm" svg:y2="17.233cm" draw:start-shape="id6" draw:start-glue-point="0" svg:d="M10346 19433v-2200" svg:viewBox="0 0 1 2201">
          <text:p/>
        </draw:connector>
        <draw:frame draw:style-name="gr4" draw:text-style-name="P4" draw:layer="layout" svg:width="5.958cm" svg:height="0.721cm" svg:x="7.275cm" svg:y="19.436cm">
          <draw:text-box>
            <text:p text:style-name="P3"><text:span text:style-name="T1">&lt;&lt;index&gt;&gt;</text:span></text:p>
          </draw:text-box>
        </draw:frame>
        <draw:frame draw:style-name="gr4" draw:text-style-name="P4" draw:layer="layout" svg:width="5.958cm" svg:height="0.721cm" svg:x="7.275cm" svg:y="20.079cm">
          <draw:text-box>
            <text:p text:style-name="P3"><text:span text:style-name="T1">Acessar camada 3</text:span></text:p>
          </draw:text-box>
        </draw:frame>
        <draw:frame draw:style-name="gr7" draw:text-style-name="P4" draw:layer="layout" svg:width="5.992cm" svg:height="1.191cm" svg:x="10.208cm" svg:y="18.334cm">
          <draw:text-box>
            <text:p text:style-name="P3"><text:span text:style-name="T1">acessoParaProximaCamada</text:span></text:p>
          </draw:text-box>
        </draw:frame>
        <draw:custom-shape draw:style-name="gr2" draw:text-style-name="P1" xml:id="id7" draw:id="id7" draw:layer="layout" svg:width="6.692cm" svg:height="1.467cm" svg:x="7cm" svg:y="23.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3.692cm" svg:y1="23.833cm" svg:x2="13.692cm" svg:y2="23.833cm" draw:start-shape="id7" draw:end-shape="id7" svg:d="M13692 23833z" svg:viewBox="0 0 1 1">
          <text:p/>
        </draw:connector>
        <draw:frame draw:style-name="gr4" draw:text-style-name="P4" draw:layer="layout" svg:width="5.958cm" svg:height="0.721cm" svg:x="7.275cm" svg:y="23.192cm">
          <draw:text-box>
            <text:p text:style-name="P3"><text:span text:style-name="T1">&lt;&lt;navigation class&gt;&gt;</text:span></text:p>
          </draw:text-box>
        </draw:frame>
        <draw:frame draw:style-name="gr4" draw:text-style-name="P4" xml:id="id10" draw:id="id10" draw:layer="layout" svg:width="5.958cm" svg:height="0.721cm" svg:x="7.275cm" svg:y="23.834cm">
          <draw:text-box>
            <text:p text:style-name="P3"><text:span text:style-name="T1">Camada 3</text:span></text:p>
          </draw:text-box>
        </draw:frame>
        <draw:custom-shape draw:style-name="gr5" draw:text-style-name="P1" xml:id="id8" draw:id="id8" draw:layer="layout" svg:width="6.692cm" svg:height="1.466cm" svg:x="7cm" svg:y="26.767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.346cm" svg:y1="26.767cm" svg:x2="10.346cm" svg:y2="24.567cm" draw:start-shape="id8" draw:start-glue-point="0" draw:end-shape="id7" draw:end-glue-point="2" svg:d="M10346 26767v-2200" svg:viewBox="0 0 1 2201">
          <text:p/>
        </draw:connector>
        <draw:frame draw:style-name="gr4" draw:text-style-name="P4" draw:layer="layout" svg:width="5.958cm" svg:height="0.721cm" svg:x="7.275cm" svg:y="26.859cm">
          <draw:text-box>
            <text:p text:style-name="P3"><text:span text:style-name="T1">&lt;&lt;homeCamada&gt;&gt;</text:span></text:p>
          </draw:text-box>
        </draw:frame>
        <draw:frame draw:style-name="gr4" draw:text-style-name="P4" draw:layer="layout" svg:width="5.958cm" svg:height="0.721cm" svg:x="7.275cm" svg:y="27.502cm">
          <draw:text-box>
            <text:p text:style-name="P3"><text:span text:style-name="T1">Página Camada 3</text:span></text:p>
          </draw:text-box>
        </draw:frame>
        <draw:connector draw:style-name="gr6" draw:text-style-name="P5" draw:layer="layout" draw:type="line" svg:x1="10.346cm" svg:y1="20.9cm" svg:x2="10.346cm" svg:y2="23.1cm" draw:end-shape="id7" svg:d="M10346 20900v2200" svg:viewBox="0 0 1 2201">
          <text:p/>
        </draw:connector>
        <draw:frame draw:style-name="gr4" draw:text-style-name="P4" draw:layer="layout" svg:width="5.958cm" svg:height="0.721cm" svg:x="7.275cm" svg:y="15.859cm">
          <draw:text-box>
            <text:p text:style-name="P3"><text:span text:style-name="T1">&lt;&lt;homeCamada&gt;&gt;</text:span></text:p>
          </draw:text-box>
        </draw:frame>
        <draw:frame draw:style-name="gr7" draw:text-style-name="P4" draw:layer="layout" svg:width="5.792cm" svg:height="1.191cm" svg:x="10.208cm" svg:y="14.667cm">
          <draw:text-box>
            <text:p text:style-name="P3"><text:span text:style-name="T1">InfoEngenhariaDeSoftware</text:span></text:p>
          </draw:text-box>
        </draw:frame>
        <draw:connector draw:style-name="gr6" draw:text-style-name="P5" draw:layer="layout" draw:type="line" svg:x1="10.346cm" svg:y1="9.9cm" svg:x2="10.346cm" svg:y2="12.1cm" draw:start-shape="id3" draw:start-glue-point="2" draw:end-shape="id4" svg:d="M10346 9900v2200" svg:viewBox="0 0 1 2201">
          <text:p/>
        </draw:connector>
        <draw:custom-shape draw:style-name="gr1" draw:text-style-name="P1" draw:layer="layout" svg:width="5.3cm" svg:height="1.4cm" svg:x="1.3cm" svg:y="26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958cm" svg:height="0.721cm" svg:x="0.975cm" svg:y="27.503cm">
          <draw:text-box>
            <text:p text:style-name="P3"><text:span text:style-name="T1">Visualizar PDF</text:span></text:p>
          </draw:text-box>
        </draw:frame>
        <draw:frame draw:style-name="gr4" draw:text-style-name="P4" xml:id="id9" draw:id="id9" draw:layer="layout" svg:width="5.958cm" svg:height="0.721cm" svg:x="1cm" svg:y="26.779cm">
          <draw:text-box>
            <text:p text:style-name="P3"><text:span text:style-name="T1">&lt;&lt;index&gt;&gt;</text:span></text:p>
          </draw:text-box>
        </draw:frame>
        <draw:frame draw:style-name="gr4" draw:text-style-name="P4" draw:layer="layout" svg:width="5.958cm" svg:height="0.721cm" svg:x="7.275cm" svg:y="19.437cm">
          <draw:text-box>
            <text:p text:style-name="P3"><text:span text:style-name="T1">&lt;&lt;index&gt;&gt;</text:span></text:p>
          </draw:text-box>
        </draw:frame>
        <draw:frame draw:style-name="gr4" draw:text-style-name="P4" draw:layer="layout" svg:width="5.958cm" svg:height="0.721cm" svg:x="13.976cm" svg:y="27.504cm">
          <draw:text-box>
            <text:p text:style-name="P3"><text:span text:style-name="T1">Baixar PDF</text:span></text:p>
          </draw:text-box>
        </draw:frame>
        <draw:frame draw:style-name="gr4" draw:text-style-name="P4" xml:id="id11" draw:id="id11" draw:layer="layout" svg:width="5.958cm" svg:height="0.721cm" svg:x="14.001cm" svg:y="26.78cm">
          <draw:text-box>
            <text:p text:style-name="P3"><text:span text:style-name="T1">&lt;&lt;index&gt;&gt;</text:span></text:p>
          </draw:text-box>
        </draw:frame>
        <draw:connector draw:style-name="gr6" draw:text-style-name="P5" draw:layer="layout" draw:type="line" svg:x1="3.979cm" svg:y1="26.779cm" svg:x2="10.254cm" svg:y2="24.555cm" draw:start-shape="id9" draw:start-glue-point="0" draw:end-shape="id10" draw:end-glue-point="2" svg:d="M3979 26779l6275-2224" svg:viewBox="0 0 6276 2225">
          <text:p/>
        </draw:connector>
        <draw:connector draw:style-name="gr6" draw:text-style-name="P5" draw:layer="layout" draw:type="line" svg:x1="10.346cm" svg:y1="24.567cm" svg:x2="16.98cm" svg:y2="26.78cm" draw:start-shape="id7" draw:start-glue-point="2" draw:end-shape="id11" draw:end-glue-point="0" svg:d="M10346 24567l6634 2213" svg:viewBox="0 0 6635 2214">
          <text:p/>
        </draw:connector>
        <draw:frame draw:style-name="gr7" draw:text-style-name="P4" draw:layer="layout" svg:width="6.892cm" svg:height="1.191cm" svg:x="10.208cm" svg:y="25.667cm">
          <draw:text-box>
            <text:p text:style-name="P3"><text:span text:style-name="T1">InfoCursoEngenhariaDeSoft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6:18:26.352000000</meta:creation-date>
    <dc:date>2017-09-25T17:30:54.857000000</dc:date>
    <meta:editing-duration>PT31M55S</meta:editing-duration>
    <meta:editing-cycles>3</meta:editing-cycles>
    <meta:generator>LibreOffice/5.3.3.2$Windows_X86_64 LibreOffice_project/3d9a8b4b4e538a85e0782bd6c2d430bafe583448</meta:generator>
    <meta:document-statistic meta:object-count="48"/>
  </office:meta>
</office:document-meta>
</file>